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8b693" officeooo:paragraph-rsid="0008b693"/>
    </style:style>
    <style:style style:name="P2" style:family="paragraph" style:parent-style-name="Standard">
      <style:text-properties style:text-underline-style="solid" style:text-underline-width="auto" style:text-underline-color="font-color" officeooo:rsid="002be32e" officeooo:paragraph-rsid="002be32e"/>
    </style:style>
    <style:style style:name="P3" style:family="paragraph" style:parent-style-name="Standard">
      <style:text-properties officeooo:rsid="00092b94" officeooo:paragraph-rsid="00092b94"/>
    </style:style>
    <style:style style:name="P4" style:family="paragraph" style:parent-style-name="Standard">
      <style:text-properties officeooo:rsid="0010f4d1" officeooo:paragraph-rsid="0010f4d1"/>
    </style:style>
    <style:style style:name="P5" style:family="paragraph" style:parent-style-name="Standard">
      <style:text-properties officeooo:rsid="001fe7a7" officeooo:paragraph-rsid="001fe7a7"/>
    </style:style>
    <style:style style:name="P6" style:family="paragraph" style:parent-style-name="Standard">
      <style:text-properties officeooo:rsid="0022b526" officeooo:paragraph-rsid="0022b526"/>
    </style:style>
    <style:style style:name="P7" style:family="paragraph" style:parent-style-name="Standard">
      <style:text-properties officeooo:paragraph-rsid="0008b693"/>
    </style:style>
    <style:style style:name="P8" style:family="paragraph" style:parent-style-name="Standard">
      <style:text-properties officeooo:rsid="002be32e" officeooo:paragraph-rsid="002be32e"/>
    </style:style>
    <style:style style:name="P9" style:family="paragraph" style:parent-style-name="Standard">
      <style:text-properties style:text-underline-style="none" officeooo:rsid="002be32e" officeooo:paragraph-rsid="0008b693"/>
    </style:style>
    <style:style style:name="P10" style:family="paragraph" style:parent-style-name="Standard">
      <style:text-properties style:text-underline-style="none" officeooo:rsid="002be32e" officeooo:paragraph-rsid="002be32e"/>
    </style:style>
    <style:style style:name="P11" style:family="paragraph" style:parent-style-name="Standard">
      <style:text-properties officeooo:paragraph-rsid="0008b693"/>
    </style:style>
    <style:style style:name="P12" style:family="paragraph" style:parent-style-name="Standard">
      <style:text-properties officeooo:rsid="00331c2a" officeooo:paragraph-rsid="00331c2a"/>
    </style:style>
    <style:style style:name="P13" style:family="paragraph" style:parent-style-name="Standard">
      <style:text-properties style:text-underline-style="none" officeooo:rsid="00331c2a" officeooo:paragraph-rsid="00331c2a"/>
    </style:style>
    <style:style style:name="T1" style:family="text">
      <style:text-properties officeooo:rsid="0008b69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8b693"/>
    </style:style>
    <style:style style:name="T4" style:family="text">
      <style:text-properties style:text-underline-style="none" officeooo:rsid="0008b693"/>
    </style:style>
    <style:style style:name="T5" style:family="text">
      <style:text-properties officeooo:rsid="002be3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ck access notes</text:p>
      <text:p text:style-name="P7"><text:span text:style-name="T3"/></text:p>
      <text:p text:style-name="P7"><text:span text:style-name="T3"/></text:p>
      <text:p text:style-name="P12"><text:span text:style-name="T3">t</text:span><text:span text:style-name="T2">wilio recovery key</text:span></text:p>
      <text:p text:style-name="P12"><text:span text:style-name="T2"/></text:p>
      <text:p text:style-name="P13">95RD5RL6HLU9A2QYEY6TXG25</text:p>
      <text:p text:style-name="P13"/>
      <text:p text:style-name="P8"><text:span text:style-name="T3">u</text:span><text:span text:style-name="T2">pdate log</text:span></text:p>
      <text:p text:style-name="P7"><text:span text:style-name="T4">git log --all --pretty=format:"v%h (%ad): %s" --date=short &gt; VERSION_HISTORY.txt</text:span><text:line-break/></text:p>
      <text:p text:style-name="P2">push single file</text:p>
      <text:p text:style-name="Standard"><text:span text:style-name="T5">g</text:span>it add version_history.txt &amp;&amp; git commit -m "<text:span text:style-name="T5">comment</text:span>" &amp;&amp; git push origin main</text:p>
      <text:p text:style-name="P9"/>
      <text:p text:style-name="P2">push all</text:p>
      <text:p text:style-name="P10">git add . &amp;&amp; git commit -m "comment" &amp;&amp; git push origin main</text:p>
      <text:p text:style-name="P1"/>
      <text:p text:style-name="P1">To do </text:p>
      <text:p text:style-name="Standard"/>
      <text:p text:style-name="P6">MOOD CHARTS NOT SHOWING IN CLIN/DASH</text:p>
      <text:p text:style-name="Standard"/>
      <text:p text:style-name="P6">***into ai already***</text:p>
      <text:p text:style-name="P4">and a hide/see password/pin feature</text:p>
      <text:p text:style-name="Standard"/>
      <text:p text:style-name="Standard">--<text:span text:style-name="T1">full audit – make sure all parts of the project are still working, all interactions are still correct and the ai is still doing everything it should, and collecting ALL data from everything the patient does.</text:span></text:p>
      <text:p text:style-name="Standard"/>
      <text:p text:style-name="P5">Add a version number visible on the website</text:p>
      <text:p text:style-name="Standard"/>
      <text:p text:style-name="Standard">write a doc about alerts system and what triggers an alert and how it works. add it to documentation in relevant place. </text:p>
      <text:p text:style-name="Standard"/>
      <text:p text:style-name="Standard">re organise all tabs for patients, making it all a little clearer. make sure all of this is mobile friendly, without losing anything we have done. i </text:p>
      <text:p text:style-name="Standard"/>
      <text:p text:style-name="Standard">add an about us tab </text:p>
      <text:p text:style-name="Standard"/>
      <text:p text:style-name="Standard">add an upcoming updates/roadmap tab, or a link to the future roadmap/historical updates document *MUST ALWAYS be kept up to date</text:p>
      <text:p text:style-name="Standard"/>
      <text:p text:style-name="Standard">make sure all UI on all pages/tabs look ok, i noticed a few borders were off, data wasnt inside windows, and things were shrunk to make others fit.</text:p>
      <text:p text:style-name="Standard"/>
      <text:p text:style-name="Standard">make sure if there is a dark background the font colour is light (e.g on patient insights, "your stats" has a dark blue/purple background and black font, which is hard to read</text:p>
      <text:p text:style-name="Standard"/>
      <text:p text:style-name="Standard">what makes a patient stable/unstable or high risk? are those parameters active/realistic? </text:p>
      <text:p text:style-name="Standard"/>
      <text:p text:style-name="Standard">refreshing the page always takes you back to login, it does automatically log you back in. but always takes you back to the landing tab (AI Therapy) </text:p>
      <text:p text:style-name="Standard"/>
      <text:p text:style-name="Standard"><text:soft-page-break/>add a landing page, so when the patient logs in, they don't go straight to the therapy page. add a welcome back page (or welcome for new users) incuding latest updates, and links to docs on how to use etc</text:p>
      <text:p text:style-name="Standard"/>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30T13:25:48.120234388</meta:creation-date>
    <meta:editing-duration>PT9M45S</meta:editing-duration>
    <meta:editing-cycles>3</meta:editing-cycles>
    <meta:generator>LibreOffice/24.2.7.2$Linux_X86_64 LibreOffice_project/420$Build-2</meta:generator>
    <dc:date>2026-02-04T12:06:02.290391262</dc:date>
    <meta:document-statistic meta:table-count="0" meta:image-count="0" meta:object-count="0" meta:page-count="2" meta:paragraph-count="24" meta:word-count="326" meta:character-count="1846" meta:non-whitespace-character-count="1540"/>
  </office:meta>
</office:document-meta>
</file>